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o1" text:anchor-type="paragraph" svg:x="-0.924cm" svg:y="-0.182cm" svg:width="18.584cm" svg:height="27.6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ério Aparecido Gonçalves</meta:initial-creator>
    <meta:creation-date>2015-01-15T18:44:58.900942311</meta:creation-date>
    <dc:date>2017-06-15T10:53:12.763278376</dc:date>
    <dc:creator>Rogério Aparecido Gonçalves</dc:creator>
    <meta:editing-duration>PT15H59M12S</meta:editing-duration>
    <meta:editing-cycles>8</meta:editing-cycles>
    <meta:generator>LibreOffice/5.3.3.2$Linux_X86_64 LibreOffice_project/3d9a8b4b4e538a85e0782bd6c2d430bafe583448</meta:generator>
    <meta:document-statistic meta:table-count="0" meta:image-count="0" meta:object-count="1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1.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3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="0.26pt solid #000000"/>
    </style:style>
  </office:automatic-styles>
  <office:body>
    <office:spreadsheet>
      <table:table table:name="Planilha2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table:style-name="ce1" office:value-type="string" calcext:value-type="string">
            <text:p>#Elementos</text:p>
          </table:table-cell>
          <table:table-cell table:style-name="ce1" office:value-type="string" calcext:value-type="string">
            <text:p>*sizeof(float)</text:p>
          </table:table-cell>
          <table:table-cell table:style-name="ce1" office:value-type="string" calcext:value-type="string">
            <text:p>3 estrut. em bytes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3]" office:value-type="float" office:value="32" calcext:value-type="float">
            <text:p>32</text:p>
          </table:table-cell>
          <table:table-cell table:formula="of:=[.B3]" office:value-type="float" office:value="32" calcext:value-type="float">
            <text:p>32</text:p>
          </table:table-cell>
          <table:table-cell table:formula="of:=[.B3]" office:value-type="float" office:value="32" calcext:value-type="float">
            <text:p>32</text:p>
          </table:table-cell>
          <table:table-cell table:formula="of:=[.C3]*[.D3]*[.E3]" office:value-type="float" office:value="32768" calcext:value-type="float">
            <text:p>32768</text:p>
          </table:table-cell>
          <table:table-cell table:formula="of:=[.F3]*4" office:value-type="float" office:value="131072" calcext:value-type="float">
            <text:p>131072</text:p>
          </table:table-cell>
          <table:table-cell table:formula="of:=[.G3]*3" office:value-type="float" office:value="393216" calcext:value-type="float">
            <text:p>39321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4]" office:value-type="float" office:value="64" calcext:value-type="float">
            <text:p>64</text:p>
          </table:table-cell>
          <table:table-cell table:formula="of:=[.B4]" office:value-type="float" office:value="64" calcext:value-type="float">
            <text:p>64</text:p>
          </table:table-cell>
          <table:table-cell table:formula="of:=[.B4]" office:value-type="float" office:value="64" calcext:value-type="float">
            <text:p>64</text:p>
          </table:table-cell>
          <table:table-cell table:formula="of:=[.C4]*[.D4]*[.E4]" office:value-type="float" office:value="262144" calcext:value-type="float">
            <text:p>262144</text:p>
          </table:table-cell>
          <table:table-cell table:formula="of:=[.F4]*4" office:value-type="float" office:value="1048576" calcext:value-type="float">
            <text:p>1048576</text:p>
          </table:table-cell>
          <table:table-cell table:formula="of:=[.G4]*3" office:value-type="float" office:value="3145728" calcext:value-type="float">
            <text:p>314572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5]" office:value-type="float" office:value="96" calcext:value-type="float">
            <text:p>96</text:p>
          </table:table-cell>
          <table:table-cell table:formula="of:=[.B5]" office:value-type="float" office:value="96" calcext:value-type="float">
            <text:p>96</text:p>
          </table:table-cell>
          <table:table-cell table:formula="of:=[.B5]" office:value-type="float" office:value="96" calcext:value-type="float">
            <text:p>96</text:p>
          </table:table-cell>
          <table:table-cell table:formula="of:=[.C5]*[.D5]*[.E5]" office:value-type="float" office:value="884736" calcext:value-type="float">
            <text:p>884736</text:p>
          </table:table-cell>
          <table:table-cell table:formula="of:=[.F5]*4" office:value-type="float" office:value="3538944" calcext:value-type="float">
            <text:p>3538944</text:p>
          </table:table-cell>
          <table:table-cell table:formula="of:=[.G5]*3" office:value-type="float" office:value="10616832" calcext:value-type="float">
            <text:p>1061683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B6]" office:value-type="float" office:value="128" calcext:value-type="float">
            <text:p>128</text:p>
          </table:table-cell>
          <table:table-cell table:formula="of:=[.B6]" office:value-type="float" office:value="128" calcext:value-type="float">
            <text:p>128</text:p>
          </table:table-cell>
          <table:table-cell table:formula="of:=[.B6]" office:value-type="float" office:value="128" calcext:value-type="float">
            <text:p>128</text:p>
          </table:table-cell>
          <table:table-cell table:formula="of:=[.C6]*[.D6]*[.E6]" office:value-type="float" office:value="2097152" calcext:value-type="float">
            <text:p>2097152</text:p>
          </table:table-cell>
          <table:table-cell table:formula="of:=[.F6]*4" office:value-type="float" office:value="8388608" calcext:value-type="float">
            <text:p>8388608</text:p>
          </table:table-cell>
          <table:table-cell table:formula="of:=[.G6]*3" office:value-type="float" office:value="25165824" calcext:value-type="float">
            <text:p>25165824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B7]" office:value-type="float" office:value="160" calcext:value-type="float">
            <text:p>160</text:p>
          </table:table-cell>
          <table:table-cell table:formula="of:=[.B7]" office:value-type="float" office:value="160" calcext:value-type="float">
            <text:p>160</text:p>
          </table:table-cell>
          <table:table-cell table:formula="of:=[.B7]" office:value-type="float" office:value="160" calcext:value-type="float">
            <text:p>160</text:p>
          </table:table-cell>
          <table:table-cell table:formula="of:=[.C7]*[.D7]*[.E7]" office:value-type="float" office:value="4096000" calcext:value-type="float">
            <text:p>4096000</text:p>
          </table:table-cell>
          <table:table-cell table:formula="of:=[.F7]*4" office:value-type="float" office:value="16384000" calcext:value-type="float">
            <text:p>16384000</text:p>
          </table:table-cell>
          <table:table-cell table:formula="of:=[.G7]*3" office:value-type="float" office:value="49152000" calcext:value-type="float">
            <text:p>49152000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B8]" office:value-type="float" office:value="192" calcext:value-type="float">
            <text:p>192</text:p>
          </table:table-cell>
          <table:table-cell table:formula="of:=[.B8]" office:value-type="float" office:value="192" calcext:value-type="float">
            <text:p>192</text:p>
          </table:table-cell>
          <table:table-cell table:formula="of:=[.B8]" office:value-type="float" office:value="192" calcext:value-type="float">
            <text:p>192</text:p>
          </table:table-cell>
          <table:table-cell table:formula="of:=[.C8]*[.D8]*[.E8]" office:value-type="float" office:value="7077888" calcext:value-type="float">
            <text:p>7077888</text:p>
          </table:table-cell>
          <table:table-cell table:formula="of:=[.F8]*4" office:value-type="float" office:value="28311552" calcext:value-type="float">
            <text:p>28311552</text:p>
          </table:table-cell>
          <table:table-cell table:formula="of:=[.G8]*3" office:value-type="float" office:value="84934656" calcext:value-type="float">
            <text:p>84934656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B9]" office:value-type="float" office:value="224" calcext:value-type="float">
            <text:p>224</text:p>
          </table:table-cell>
          <table:table-cell table:formula="of:=[.B9]" office:value-type="float" office:value="224" calcext:value-type="float">
            <text:p>224</text:p>
          </table:table-cell>
          <table:table-cell table:formula="of:=[.B9]" office:value-type="float" office:value="224" calcext:value-type="float">
            <text:p>224</text:p>
          </table:table-cell>
          <table:table-cell table:formula="of:=[.C9]*[.D9]*[.E9]" office:value-type="float" office:value="11239424" calcext:value-type="float">
            <text:p>11239424</text:p>
          </table:table-cell>
          <table:table-cell table:formula="of:=[.F9]*4" office:value-type="float" office:value="44957696" calcext:value-type="float">
            <text:p>44957696</text:p>
          </table:table-cell>
          <table:table-cell table:formula="of:=[.G9]*3" office:value-type="float" office:value="134873088" calcext:value-type="float">
            <text:p>134873088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B10]" office:value-type="float" office:value="256" calcext:value-type="float">
            <text:p>256</text:p>
          </table:table-cell>
          <table:table-cell table:formula="of:=[.B10]" office:value-type="float" office:value="256" calcext:value-type="float">
            <text:p>256</text:p>
          </table:table-cell>
          <table:table-cell table:formula="of:=[.B10]" office:value-type="float" office:value="256" calcext:value-type="float">
            <text:p>256</text:p>
          </table:table-cell>
          <table:table-cell table:formula="of:=[.C10]*[.D10]*[.E10]" office:value-type="float" office:value="16777216" calcext:value-type="float">
            <text:p>16777216</text:p>
          </table:table-cell>
          <table:table-cell table:formula="of:=[.F10]*4" office:value-type="float" office:value="67108864" calcext:value-type="float">
            <text:p>67108864</text:p>
          </table:table-cell>
          <table:table-cell table:formula="of:=[.G10]*3" office:value-type="float" office:value="201326592" calcext:value-type="float">
            <text:p>201326592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[.B11]" office:value-type="float" office:value="288" calcext:value-type="float">
            <text:p>288</text:p>
          </table:table-cell>
          <table:table-cell table:formula="of:=[.B11]" office:value-type="float" office:value="288" calcext:value-type="float">
            <text:p>288</text:p>
          </table:table-cell>
          <table:table-cell table:formula="of:=[.B11]" office:value-type="float" office:value="288" calcext:value-type="float">
            <text:p>288</text:p>
          </table:table-cell>
          <table:table-cell table:formula="of:=[.C11]*[.D11]*[.E11]" office:value-type="float" office:value="23887872" calcext:value-type="float">
            <text:p>23887872</text:p>
          </table:table-cell>
          <table:table-cell table:formula="of:=[.F11]*4" office:value-type="float" office:value="95551488" calcext:value-type="float">
            <text:p>95551488</text:p>
          </table:table-cell>
          <table:table-cell table:formula="of:=[.G11]*3" office:value-type="float" office:value="286654464" calcext:value-type="float">
            <text:p>286654464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12]" office:value-type="float" office:value="320" calcext:value-type="float">
            <text:p>320</text:p>
          </table:table-cell>
          <table:table-cell table:formula="of:=[.B12]" office:value-type="float" office:value="320" calcext:value-type="float">
            <text:p>320</text:p>
          </table:table-cell>
          <table:table-cell table:formula="of:=[.B12]" office:value-type="float" office:value="320" calcext:value-type="float">
            <text:p>320</text:p>
          </table:table-cell>
          <table:table-cell table:formula="of:=[.C12]*[.D12]*[.E12]" office:value-type="float" office:value="32768000" calcext:value-type="float">
            <text:p>32768000</text:p>
          </table:table-cell>
          <table:table-cell table:formula="of:=[.F12]*4" office:value-type="float" office:value="131072000" calcext:value-type="float">
            <text:p>131072000</text:p>
          </table:table-cell>
          <table:table-cell table:formula="of:=[.G12]*3" office:value-type="float" office:value="393216000" calcext:value-type="float">
            <text:p>393216000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[.B13]" office:value-type="float" office:value="352" calcext:value-type="float">
            <text:p>352</text:p>
          </table:table-cell>
          <table:table-cell table:formula="of:=[.B13]" office:value-type="float" office:value="352" calcext:value-type="float">
            <text:p>352</text:p>
          </table:table-cell>
          <table:table-cell table:formula="of:=[.B13]" office:value-type="float" office:value="352" calcext:value-type="float">
            <text:p>352</text:p>
          </table:table-cell>
          <table:table-cell table:formula="of:=[.C13]*[.D13]*[.E13]" office:value-type="float" office:value="43614208" calcext:value-type="float">
            <text:p>43614208</text:p>
          </table:table-cell>
          <table:table-cell table:formula="of:=[.F13]*4" office:value-type="float" office:value="174456832" calcext:value-type="float">
            <text:p>174456832</text:p>
          </table:table-cell>
          <table:table-cell table:formula="of:=[.G13]*3" office:value-type="float" office:value="523370496" calcext:value-type="float">
            <text:p>523370496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[.B14]" office:value-type="float" office:value="384" calcext:value-type="float">
            <text:p>384</text:p>
          </table:table-cell>
          <table:table-cell table:formula="of:=[.B14]" office:value-type="float" office:value="384" calcext:value-type="float">
            <text:p>384</text:p>
          </table:table-cell>
          <table:table-cell table:formula="of:=[.B14]" office:value-type="float" office:value="384" calcext:value-type="float">
            <text:p>384</text:p>
          </table:table-cell>
          <table:table-cell table:formula="of:=[.C14]*[.D14]*[.E14]" office:value-type="float" office:value="56623104" calcext:value-type="float">
            <text:p>56623104</text:p>
          </table:table-cell>
          <table:table-cell table:formula="of:=[.F14]*4" office:value-type="float" office:value="226492416" calcext:value-type="float">
            <text:p>226492416</text:p>
          </table:table-cell>
          <table:table-cell table:formula="of:=[.G14]*3" office:value-type="float" office:value="679477248" calcext:value-type="float">
            <text:p>679477248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[.B15]" office:value-type="float" office:value="416" calcext:value-type="float">
            <text:p>416</text:p>
          </table:table-cell>
          <table:table-cell table:formula="of:=[.B15]" office:value-type="float" office:value="416" calcext:value-type="float">
            <text:p>416</text:p>
          </table:table-cell>
          <table:table-cell table:formula="of:=[.B15]" office:value-type="float" office:value="416" calcext:value-type="float">
            <text:p>416</text:p>
          </table:table-cell>
          <table:table-cell table:formula="of:=[.C15]*[.D15]*[.E15]" office:value-type="float" office:value="71991296" calcext:value-type="float">
            <text:p>71991296</text:p>
          </table:table-cell>
          <table:table-cell table:formula="of:=[.F15]*4" office:value-type="float" office:value="287965184" calcext:value-type="float">
            <text:p>287965184</text:p>
          </table:table-cell>
          <table:table-cell table:formula="of:=[.G15]*3" office:value-type="float" office:value="863895552" calcext:value-type="float">
            <text:p>863895552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[.B16]" office:value-type="float" office:value="448" calcext:value-type="float">
            <text:p>448</text:p>
          </table:table-cell>
          <table:table-cell table:formula="of:=[.B16]" office:value-type="float" office:value="448" calcext:value-type="float">
            <text:p>448</text:p>
          </table:table-cell>
          <table:table-cell table:formula="of:=[.B16]" office:value-type="float" office:value="448" calcext:value-type="float">
            <text:p>448</text:p>
          </table:table-cell>
          <table:table-cell table:formula="of:=[.C16]*[.D16]*[.E16]" office:value-type="float" office:value="89915392" calcext:value-type="float">
            <text:p>89915392</text:p>
          </table:table-cell>
          <table:table-cell table:formula="of:=[.F16]*4" office:value-type="float" office:value="359661568" calcext:value-type="float">
            <text:p>359661568</text:p>
          </table:table-cell>
          <table:table-cell table:formula="of:=[.G16]*3" office:value-type="float" office:value="1078984704" calcext:value-type="float">
            <text:p>1078984704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[.B17]" office:value-type="float" office:value="480" calcext:value-type="float">
            <text:p>480</text:p>
          </table:table-cell>
          <table:table-cell table:formula="of:=[.B17]" office:value-type="float" office:value="480" calcext:value-type="float">
            <text:p>480</text:p>
          </table:table-cell>
          <table:table-cell table:formula="of:=[.B17]" office:value-type="float" office:value="480" calcext:value-type="float">
            <text:p>480</text:p>
          </table:table-cell>
          <table:table-cell table:formula="of:=[.C17]*[.D17]*[.E17]" office:value-type="float" office:value="110592000" calcext:value-type="float">
            <text:p>110592000</text:p>
          </table:table-cell>
          <table:table-cell table:formula="of:=[.F17]*4" office:value-type="float" office:value="442368000" calcext:value-type="float">
            <text:p>442368000</text:p>
          </table:table-cell>
          <table:table-cell table:formula="of:=[.G17]*3" office:value-type="float" office:value="1327104000" calcext:value-type="float">
            <text:p>132710400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B18]" office:value-type="float" office:value="512" calcext:value-type="float">
            <text:p>512</text:p>
          </table:table-cell>
          <table:table-cell table:formula="of:=[.B18]" office:value-type="float" office:value="512" calcext:value-type="float">
            <text:p>512</text:p>
          </table:table-cell>
          <table:table-cell table:formula="of:=[.B18]" office:value-type="float" office:value="512" calcext:value-type="float">
            <text:p>512</text:p>
          </table:table-cell>
          <table:table-cell table:formula="of:=[.C18]*[.D18]*[.E18]" office:value-type="float" office:value="134217728" calcext:value-type="float">
            <text:p>134217728</text:p>
          </table:table-cell>
          <table:table-cell table:formula="of:=[.F18]*4" office:value-type="float" office:value="536870912" calcext:value-type="float">
            <text:p>536870912</text:p>
          </table:table-cell>
          <table:table-cell table:formula="of:=[.G18]*3" office:value-type="float" office:value="1610612736" calcext:value-type="float">
            <text:p>1610612736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formula="of:=[.B19]" office:value-type="float" office:value="544" calcext:value-type="float">
            <text:p>544</text:p>
          </table:table-cell>
          <table:table-cell table:formula="of:=[.B19]" office:value-type="float" office:value="544" calcext:value-type="float">
            <text:p>544</text:p>
          </table:table-cell>
          <table:table-cell table:formula="of:=[.B19]" office:value-type="float" office:value="544" calcext:value-type="float">
            <text:p>544</text:p>
          </table:table-cell>
          <table:table-cell table:formula="of:=[.C19]*[.D19]*[.E19]" office:value-type="float" office:value="160989184" calcext:value-type="float">
            <text:p>160989184</text:p>
          </table:table-cell>
          <table:table-cell table:formula="of:=[.F19]*4" office:value-type="float" office:value="643956736" calcext:value-type="float">
            <text:p>643956736</text:p>
          </table:table-cell>
          <table:table-cell table:formula="of:=[.G19]*3" office:value-type="float" office:value="1931870208" calcext:value-type="float">
            <text:p>1931870208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formula="of:=[.B20]" office:value-type="float" office:value="576" calcext:value-type="float">
            <text:p>576</text:p>
          </table:table-cell>
          <table:table-cell table:formula="of:=[.B20]" office:value-type="float" office:value="576" calcext:value-type="float">
            <text:p>576</text:p>
          </table:table-cell>
          <table:table-cell table:formula="of:=[.B20]" office:value-type="float" office:value="576" calcext:value-type="float">
            <text:p>576</text:p>
          </table:table-cell>
          <table:table-cell table:formula="of:=[.C20]*[.D20]*[.E20]" office:value-type="float" office:value="191102976" calcext:value-type="float">
            <text:p>191102976</text:p>
          </table:table-cell>
          <table:table-cell table:formula="of:=[.F20]*4" office:value-type="float" office:value="764411904" calcext:value-type="float">
            <text:p>764411904</text:p>
          </table:table-cell>
          <table:table-cell table:formula="of:=[.G20]*3" office:value-type="float" office:value="2293235712" calcext:value-type="float">
            <text:p>2293235712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formula="of:=[.B21]" office:value-type="float" office:value="608" calcext:value-type="float">
            <text:p>608</text:p>
          </table:table-cell>
          <table:table-cell table:formula="of:=[.B21]" office:value-type="float" office:value="608" calcext:value-type="float">
            <text:p>608</text:p>
          </table:table-cell>
          <table:table-cell table:formula="of:=[.B21]" office:value-type="float" office:value="608" calcext:value-type="float">
            <text:p>608</text:p>
          </table:table-cell>
          <table:table-cell table:formula="of:=[.C21]*[.D21]*[.E21]" office:value-type="float" office:value="224755712" calcext:value-type="float">
            <text:p>224755712</text:p>
          </table:table-cell>
          <table:table-cell table:formula="of:=[.F21]*4" office:value-type="float" office:value="899022848" calcext:value-type="float">
            <text:p>899022848</text:p>
          </table:table-cell>
          <table:table-cell table:formula="of:=[.G21]*3" office:value-type="float" office:value="2697068544" calcext:value-type="float">
            <text:p>2697068544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formula="of:=[.B22]" office:value-type="float" office:value="640" calcext:value-type="float">
            <text:p>640</text:p>
          </table:table-cell>
          <table:table-cell table:formula="of:=[.B22]" office:value-type="float" office:value="640" calcext:value-type="float">
            <text:p>640</text:p>
          </table:table-cell>
          <table:table-cell table:formula="of:=[.B22]" office:value-type="float" office:value="640" calcext:value-type="float">
            <text:p>640</text:p>
          </table:table-cell>
          <table:table-cell table:formula="of:=[.C22]*[.D22]*[.E22]" office:value-type="float" office:value="262144000" calcext:value-type="float">
            <text:p>262144000</text:p>
          </table:table-cell>
          <table:table-cell table:formula="of:=[.F22]*4" office:value-type="float" office:value="1048576000" calcext:value-type="float">
            <text:p>1048576000</text:p>
          </table:table-cell>
          <table:table-cell table:formula="of:=[.G22]*3" office:value-type="float" office:value="3145728000" calcext:value-type="float">
            <text:p>3145728000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formula="of:=[.B23]" office:value-type="float" office:value="672" calcext:value-type="float">
            <text:p>672</text:p>
          </table:table-cell>
          <table:table-cell table:formula="of:=[.B23]" office:value-type="float" office:value="672" calcext:value-type="float">
            <text:p>672</text:p>
          </table:table-cell>
          <table:table-cell table:formula="of:=[.B23]" office:value-type="float" office:value="672" calcext:value-type="float">
            <text:p>672</text:p>
          </table:table-cell>
          <table:table-cell table:formula="of:=[.C23]*[.D23]*[.E23]" office:value-type="float" office:value="303464448" calcext:value-type="float">
            <text:p>303464448</text:p>
          </table:table-cell>
          <table:table-cell table:formula="of:=[.F23]*4" office:value-type="float" office:value="1213857792" calcext:value-type="float">
            <text:p>1213857792</text:p>
          </table:table-cell>
          <table:table-cell table:formula="of:=[.G23]*3" office:value-type="float" office:value="3641573376" calcext:value-type="float">
            <text:p>3641573376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formula="of:=[.B24]" office:value-type="float" office:value="704" calcext:value-type="float">
            <text:p>704</text:p>
          </table:table-cell>
          <table:table-cell table:formula="of:=[.B24]" office:value-type="float" office:value="704" calcext:value-type="float">
            <text:p>704</text:p>
          </table:table-cell>
          <table:table-cell table:formula="of:=[.B24]" office:value-type="float" office:value="704" calcext:value-type="float">
            <text:p>704</text:p>
          </table:table-cell>
          <table:table-cell table:formula="of:=[.C24]*[.D24]*[.E24]" office:value-type="float" office:value="348913664" calcext:value-type="float">
            <text:p>348913664</text:p>
          </table:table-cell>
          <table:table-cell table:formula="of:=[.F24]*4" office:value-type="float" office:value="1395654656" calcext:value-type="float">
            <text:p>1395654656</text:p>
          </table:table-cell>
          <table:table-cell table:formula="of:=[.G24]*3" office:value-type="float" office:value="4186963968" calcext:value-type="float">
            <text:p>4186963968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formula="of:=[.B25]" office:value-type="float" office:value="736" calcext:value-type="float">
            <text:p>736</text:p>
          </table:table-cell>
          <table:table-cell table:formula="of:=[.B25]" office:value-type="float" office:value="736" calcext:value-type="float">
            <text:p>736</text:p>
          </table:table-cell>
          <table:table-cell table:formula="of:=[.B25]" office:value-type="float" office:value="736" calcext:value-type="float">
            <text:p>736</text:p>
          </table:table-cell>
          <table:table-cell table:formula="of:=[.C25]*[.D25]*[.E25]" office:value-type="float" office:value="398688256" calcext:value-type="float">
            <text:p>398688256</text:p>
          </table:table-cell>
          <table:table-cell table:formula="of:=[.F25]*4" office:value-type="float" office:value="1594753024" calcext:value-type="float">
            <text:p>1594753024</text:p>
          </table:table-cell>
          <table:table-cell table:formula="of:=[.G25]*3" office:value-type="float" office:value="4784259072" calcext:value-type="float">
            <text:p>4784259072</text:p>
          </table:table-cell>
        </table:table-row>
        <table:table-row table:style-name="ro1">
          <table:table-cell/>
          <table:table-cell table:number-columns-repeated="4" table:style-name="ce6" office:value-type="float" office:value="768" calcext:value-type="float">
            <text:p>768</text:p>
          </table:table-cell>
          <table:table-cell table:formula="of:=[.C26]*[.D26]*[.E26]" office:value-type="float" office:value="452984832" calcext:value-type="float">
            <text:p>452984832</text:p>
          </table:table-cell>
          <table:table-cell table:formula="of:=[.F26]*4" office:value-type="float" office:value="1811939328" calcext:value-type="float">
            <text:p>1811939328</text:p>
          </table:table-cell>
          <table:table-cell table:formula="of:=[.G26]*3" office:value-type="float" office:value="5435817984" calcext:value-type="float">
            <text:p>5435817984</text:p>
          </table:table-cell>
        </table:table-row>
        <table:table-row table:style-name="ro1">
          <table:table-cell/>
          <table:table-cell table:number-columns-repeated="4" table:style-name="ce6" office:value-type="float" office:value="800" calcext:value-type="float">
            <text:p>800</text:p>
          </table:table-cell>
          <table:table-cell table:formula="of:=[.C27]*[.D27]*[.E27]" office:value-type="float" office:value="512000000" calcext:value-type="float">
            <text:p>512000000</text:p>
          </table:table-cell>
          <table:table-cell table:formula="of:=[.F27]*4" office:value-type="float" office:value="2048000000" calcext:value-type="float">
            <text:p>2048000000</text:p>
          </table:table-cell>
          <table:table-cell table:formula="of:=[.G27]*3" office:value-type="float" office:value="6144000000" calcext:value-type="float">
            <text:p>6144000000</text:p>
          </table:table-cell>
        </table:table-row>
        <table:table-row table:style-name="ro1">
          <table:table-cell/>
          <table:table-cell table:number-columns-repeated="4" table:style-name="ce6" office:value-type="float" office:value="832" calcext:value-type="float">
            <text:p>832</text:p>
          </table:table-cell>
          <table:table-cell table:formula="of:=[.C28]*[.D28]*[.E28]" office:value-type="float" office:value="575930368" calcext:value-type="float">
            <text:p>575930368</text:p>
          </table:table-cell>
          <table:table-cell table:formula="of:=[.F28]*4" office:value-type="float" office:value="2303721472" calcext:value-type="float">
            <text:p>2303721472</text:p>
          </table:table-cell>
          <table:table-cell table:formula="of:=[.G28]*3" office:value-type="float" office:value="6911164416" calcext:value-type="float">
            <text:p>6911164416</text:p>
          </table:table-cell>
        </table:table-row>
        <table:table-row table:style-name="ro1">
          <table:table-cell/>
          <table:table-cell table:number-columns-repeated="4" table:style-name="ce6" office:value-type="float" office:value="864" calcext:value-type="float">
            <text:p>864</text:p>
          </table:table-cell>
          <table:table-cell table:formula="of:=[.C29]*[.D29]*[.E29]" office:value-type="float" office:value="644972544" calcext:value-type="float">
            <text:p>644972544</text:p>
          </table:table-cell>
          <table:table-cell table:formula="of:=[.F29]*4" office:value-type="float" office:value="2579890176" calcext:value-type="float">
            <text:p>2579890176</text:p>
          </table:table-cell>
          <table:table-cell table:formula="of:=[.G29]*3" office:value-type="float" office:value="7739670528" calcext:value-type="float">
            <text:p>7739670528</text:p>
          </table:table-cell>
        </table:table-row>
        <table:table-row table:style-name="ro1">
          <table:table-cell/>
          <table:table-cell table:number-columns-repeated="4" table:style-name="ce6" office:value-type="float" office:value="896" calcext:value-type="float">
            <text:p>896</text:p>
          </table:table-cell>
          <table:table-cell table:formula="of:=[.C30]*[.D30]*[.E30]" office:value-type="float" office:value="719323136" calcext:value-type="float">
            <text:p>719323136</text:p>
          </table:table-cell>
          <table:table-cell table:formula="of:=[.F30]*4" office:value-type="float" office:value="2877292544" calcext:value-type="float">
            <text:p>2877292544</text:p>
          </table:table-cell>
          <table:table-cell table:formula="of:=[.G30]*3" office:value-type="float" office:value="8631877632" calcext:value-type="float">
            <text:p>8631877632</text:p>
          </table:table-cell>
        </table:table-row>
        <table:table-row table:style-name="ro1">
          <table:table-cell/>
          <table:table-cell table:number-columns-repeated="4" table:style-name="ce6" office:value-type="float" office:value="928" calcext:value-type="float">
            <text:p>928</text:p>
          </table:table-cell>
          <table:table-cell table:formula="of:=[.C31]*[.D31]*[.E31]" office:value-type="float" office:value="799178752" calcext:value-type="float">
            <text:p>799178752</text:p>
          </table:table-cell>
          <table:table-cell table:formula="of:=[.F31]*4" office:value-type="float" office:value="3196715008" calcext:value-type="float">
            <text:p>3196715008</text:p>
          </table:table-cell>
          <table:table-cell table:formula="of:=[.G31]*3" office:value-type="float" office:value="9590145024" calcext:value-type="float">
            <text:p>9590145024</text:p>
          </table:table-cell>
        </table:table-row>
        <table:table-row table:style-name="ro1">
          <table:table-cell/>
          <table:table-cell table:number-columns-repeated="4" table:style-name="ce6" office:value-type="float" office:value="960" calcext:value-type="float">
            <text:p>960</text:p>
          </table:table-cell>
          <table:table-cell table:formula="of:=[.C32]*[.D32]*[.E32]" office:value-type="float" office:value="884736000" calcext:value-type="float">
            <text:p>884736000</text:p>
          </table:table-cell>
          <table:table-cell table:formula="of:=[.F32]*4" office:value-type="float" office:value="3538944000" calcext:value-type="float">
            <text:p>3538944000</text:p>
          </table:table-cell>
          <table:table-cell table:formula="of:=[.G32]*3" office:value-type="float" office:value="10616832000" calcext:value-type="float">
            <text:p>10616832000</text:p>
          </table:table-cell>
        </table:table-row>
        <table:table-row table:style-name="ro1">
          <table:table-cell/>
          <table:table-cell table:number-columns-repeated="4" table:style-name="ce6" office:value-type="float" office:value="992" calcext:value-type="float">
            <text:p>992</text:p>
          </table:table-cell>
          <table:table-cell table:formula="of:=[.C33]*[.D33]*[.E33]" office:value-type="float" office:value="976191488" calcext:value-type="float">
            <text:p>976191488</text:p>
          </table:table-cell>
          <table:table-cell table:formula="of:=[.F33]*4" office:value-type="float" office:value="3904765952" calcext:value-type="float">
            <text:p>3904765952</text:p>
          </table:table-cell>
          <table:table-cell table:formula="of:=[.G33]*3" office:value-type="float" office:value="11714297856" calcext:value-type="float">
            <text:p>11714297856</text:p>
          </table:table-cell>
        </table:table-row>
        <table:table-row table:style-name="ro1">
          <table:table-cell/>
          <table:table-cell table:number-columns-repeated="4" table:style-name="ce6" office:value-type="float" office:value="1024" calcext:value-type="float">
            <text:p>1024</text:p>
          </table:table-cell>
          <table:table-cell table:formula="of:=[.C34]*[.D34]*[.E34]" office:value-type="float" office:value="1073741824" calcext:value-type="float">
            <text:p>1073741824</text:p>
          </table:table-cell>
          <table:table-cell table:formula="of:=[.F34]*4" office:value-type="float" office:value="4294967296" calcext:value-type="float">
            <text:p>4294967296</text:p>
          </table:table-cell>
          <table:table-cell table:formula="of:=[.G34]*3" office:value-type="float" office:value="12884901888" calcext:value-type="float">
            <text:p>1288490188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8:50:49.9825425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